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3.302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ro7" style:family="table-row">
      <style:table-row-properties style:row-height="15.453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5"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7" style:family="table-cell" style:parent-style-name="Default">
      <style:table-cell-properties style:text-align-source="fix" style:repeat-content="false"/>
      <style:paragraph-properties fo:text-align="center" fo:margin-left="0cm"/>
    </style:style>
    <style:style style:name="ce158" style:family="table-cell" style:parent-style-name="Default" style:data-style-name="N136">
      <style:table-cell-properties style:text-align-source="fix" style:repeat-content="false"/>
      <style:paragraph-properties fo:text-align="end" fo:margin-left="0cm"/>
    </style:style>
    <style:style style:name="ce159"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0" style:family="table-cell" style:parent-style-name="Default" style:data-style-name="N1">
      <style:table-cell-properties style:text-align-source="fix" style:repeat-content="false"/>
      <style:paragraph-properties fo:text-align="end" fo:margin-left="0cm"/>
    </style:style>
    <style:style style:name="ce161"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37">
      <style:table-cell-properties style:text-align-source="fix" style:repeat-content="false"/>
      <style:paragraph-properties fo:text-align="end" fo:margin-left="0cm"/>
    </style:style>
    <style:style style:name="ce163"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4">
      <style:table-cell-properties style:text-align-source="fix" style:repeat-content="false"/>
      <style:paragraph-properties fo:text-align="start" fo:margin-left="0cm"/>
    </style:style>
    <style:style style:name="ce165"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3" table:default-cell-style-name="ce157"/>
        <table:table-column table:style-name="co10" table:default-cell-style-name="ce157"/>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4" office:value-type="string" table:number-columns-spanned="4" table:number-rows-spanned="1">
            <text:p>expression</text:p>
          </table:table-cell>
          <table:covered-table-cell table:number-columns-repeated="3" table:style-name="ce154"/>
          <table:table-cell table:style-name="ce154"/>
          <table:table-cell table:style-name="ce154" office:value-type="string">
            <text:p>expected</text:p>
          </table:table-cell>
          <table:table-cell table:style-name="ce154" office:value-type="string">
            <text:p>actual</text:p>
          </table:table-cell>
          <table:table-cell table:style-name="ce154" office:value-type="string">
            <text:p>result</text:p>
          </table:table-cell>
          <table:table-cell/>
        </table:table-row>
        <table:table-row table:style-name="ro6">
          <table:covered-table-cell/>
          <table:table-cell table:style-name="ce154"/>
          <table:table-cell table:style-name="ce154" office:value-type="string">
            <text:p>arg0</text:p>
          </table:table-cell>
          <table:table-cell table:style-name="ce154" office:value-type="string">
            <text:p>arg1</text:p>
          </table:table-cell>
          <table:table-cell table:style-name="ce154" office:value-type="string">
            <text:p>arg2</text:p>
          </table:table-cell>
          <table:table-cell table:style-name="ce154" office:value-type="string">
            <text:p># args</text:p>
          </table:table-cell>
          <table:table-cell table:style-name="ce154" table:number-columns-repeated="3"/>
          <table:table-cell/>
        </table:table-row>
        <table:table-row table:style-name="ro6">
          <table:table-cell/>
          <table:table-cell table:style-name="ce155"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4" table:formula="of:=IF([.A4];-1;IF([.G4]&lt;&gt;[.H4];0;1))" office:value-type="float" office:value="-1">
            <text:p>SKIP (-1)</text:p>
          </table:table-cell>
          <table:table-cell table:style-name="ce165"/>
        </table:table-row>
        <table:table-row table:style-name="ro2">
          <table:table-cell/>
          <table:table-cell table:style-name="ce156" table:number-columns-repeated="5"/>
          <table:table-cell table:number-columns-repeated="2"/>
          <table:table-cell table:style-name="ce164" table:formula="of:=IF([.A5];-1;IF([.G5]&lt;&gt;[.H5];0;1))" office:value-type="float" office:value="1">
            <text:p>PASS (1)</text:p>
          </table:table-cell>
          <table:table-cell table:style-name="ce165"/>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4"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4"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64"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4"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4"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4"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4"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4"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4"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4"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4"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4"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4"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4"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4"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4"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4"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4"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4"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4"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4"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4"/>
          <table:table-cell/>
        </table:table-row>
        <table:table-row table:style-name="ro2">
          <table:table-cell table:number-columns-repeated="5"/>
          <table:table-cell table:formula="of:=IF(ISBLANK([.C28]);0;IF(ISBLANK([.D28]);1;IF(ISBLANK(e#ref!);2;3)))" office:value-type="string" office:string-value="Err:508">
            <text:p>Err:508</text:p>
          </table:table-cell>
          <table:table-cell table:number-columns-repeated="2"/>
          <table:table-cell table:style-name="ce164"/>
          <table:table-cell/>
        </table:table-row>
        <table:table-row table:style-name="ro2" table:number-rows-repeated="17">
          <table:table-cell table:number-columns-repeated="8"/>
          <table:table-cell table:style-name="ce164"/>
          <table:table-cell/>
        </table:table-row>
        <table:table-row table:style-name="ro2">
          <table:table-cell office:value-type="string">
            <text:p>&gt;&gt;&gt;&gt;</text:p>
          </table:table-cell>
          <table:table-cell table:formula="of:=TEST_PARSER(&quot;primitives&quot;)" office:value-type="string" office:string-value="test_Parser(primitives): 0,5 466">
            <text:p>test_Parser(primitives): 0,5 466</text:p>
          </table:table-cell>
          <table:table-cell table:formula="of:=TESTSTAT(&quot;name&quot;; [.B46])" office:value-type="string" office:string-value="test_Parser(primitives):">
            <text:p>test_Parser(primitives):</text:p>
          </table:table-cell>
          <table:table-cell table:style-name="ce158" table:formula="of:=TESTSTAT(&quot;time&quot;; [.B46])" office:value-type="float" office:value="0.5">
            <text:p>0,5 sec</text:p>
          </table:table-cell>
          <table:table-cell table:style-name="ce160" table:formula="of:=TESTSTAT(&quot;count&quot;; [.B46])" office:value-type="float" office:value="466">
            <text:p>466</text:p>
          </table:table-cell>
          <table:table-cell table:style-name="ce162" table:formula="of:=[.E46]/[.D46]" office:value-type="float" office:value="932">
            <text:p>932,0 a/sec</text:p>
          </table:table-cell>
          <table:table-cell table:number-columns-repeated="2"/>
          <table:table-cell table:style-name="ce164"/>
          <table:table-cell/>
        </table:table-row>
        <table:table-row table:style-name="ro2">
          <table:table-cell/>
          <table:table-cell table:formula="of:=TEST_PARSER(&quot;multiplicity&quot;)" office:value-type="string" office:string-value="test_Parser(multiplicity): 0,9 280">
            <text:p>test_Parser(multiplicity): 0,9 280</text:p>
          </table:table-cell>
          <table:table-cell table:formula="of:=TESTSTAT(&quot;name&quot;; [.B47])" office:value-type="string" office:string-value="test_Parser(multiplicity):">
            <text:p>test_Parser(multiplicity):</text:p>
          </table:table-cell>
          <table:table-cell table:style-name="ce158" table:formula="of:=TESTSTAT(&quot;time&quot;; [.B47])" office:value-type="float" office:value="0.9">
            <text:p>0,9 sec</text:p>
          </table:table-cell>
          <table:table-cell table:style-name="ce160" table:formula="of:=TESTSTAT(&quot;count&quot;; [.B47])" office:value-type="float" office:value="280">
            <text:p>280</text:p>
          </table:table-cell>
          <table:table-cell table:style-name="ce162" table:formula="of:=[.E47]/[.D47]" office:value-type="float" office:value="311.111111111111">
            <text:p>311,1 a/sec</text:p>
          </table:table-cell>
          <table:table-cell table:number-columns-repeated="4"/>
        </table:table-row>
        <table:table-row table:style-name="ro2">
          <table:table-cell/>
          <table:table-cell table:formula="of:=TEST_PARSER(&quot;basic&quot;)" office:value-type="string" office:string-value="test_Parser(basic): 1,7 292">
            <text:p>test_Parser(basic): 1,7 292</text:p>
          </table:table-cell>
          <table:table-cell table:formula="of:=TESTSTAT(&quot;name&quot;; [.B48])" office:value-type="string" office:string-value="test_Parser(basic):">
            <text:p>test_Parser(basic):</text:p>
          </table:table-cell>
          <table:table-cell table:style-name="ce158" table:formula="of:=TESTSTAT(&quot;time&quot;; [.B48])" office:value-type="float" office:value="1.7">
            <text:p>1,7 sec</text:p>
          </table:table-cell>
          <table:table-cell table:style-name="ce160" table:formula="of:=TESTSTAT(&quot;count&quot;; [.B48])" office:value-type="float" office:value="292">
            <text:p>292</text:p>
          </table:table-cell>
          <table:table-cell table:style-name="ce162" table:formula="of:=[.E48]/[.D48]" office:value-type="float" office:value="171.764705882353">
            <text:p>171,8 a/sec</text:p>
          </table:table-cell>
          <table:table-cell table:number-columns-repeated="4"/>
        </table:table-row>
        <table:table-row table:style-name="ro2">
          <table:table-cell/>
          <table:table-cell table:formula="of:=TEST_PARSER(&quot;special&quot;)" office:value-type="string" office:string-value="test_Parser(special): 0,2 55">
            <text:p>test_Parser(special): 0,2 55</text:p>
          </table:table-cell>
          <table:table-cell table:formula="of:=TESTSTAT(&quot;name&quot;; [.B49])" office:value-type="string" office:string-value="test_Parser(special):">
            <text:p>test_Parser(special):</text:p>
          </table:table-cell>
          <table:table-cell table:style-name="ce158" table:formula="of:=TESTSTAT(&quot;time&quot;; [.B49])" office:value-type="float" office:value="0.2">
            <text:p>0,2 sec</text:p>
          </table:table-cell>
          <table:table-cell table:style-name="ce160" table:formula="of:=TESTSTAT(&quot;count&quot;; [.B49])" office:value-type="float" office:value="55">
            <text:p>55</text:p>
          </table:table-cell>
          <table:table-cell table:style-name="ce162" table:formula="of:=[.E49]/[.D49]" office:value-type="float" office:value="275">
            <text:p>275,0 a/sec</text:p>
          </table:table-cell>
          <table:table-cell table:number-columns-repeated="4"/>
        </table:table-row>
        <table:table-row table:style-name="ro2">
          <table:table-cell/>
          <table:table-cell table:formula="of:=TEST_PARSER(&quot;numbers&quot;)" office:value-type="string" office:string-value="test_Parser(numbers): 1,6 296">
            <text:p>test_Parser(numbers): 1,6 296</text:p>
          </table:table-cell>
          <table:table-cell table:formula="of:=TESTSTAT(&quot;name&quot;; [.B50])" office:value-type="string" office:string-value="test_Parser(numbers):">
            <text:p>test_Parser(numbers):</text:p>
          </table:table-cell>
          <table:table-cell table:style-name="ce158" table:formula="of:=TESTSTAT(&quot;time&quot;; [.B50])" office:value-type="float" office:value="1.6">
            <text:p>1,6 sec</text:p>
          </table:table-cell>
          <table:table-cell table:style-name="ce160" table:formula="of:=TESTSTAT(&quot;count&quot;; [.B50])" office:value-type="float" office:value="296">
            <text:p>296</text:p>
          </table:table-cell>
          <table:table-cell table:style-name="ce162" table:formula="of:=[.E50]/[.D50]" office:value-type="float" office:value="185">
            <text:p>185,0 a/sec</text:p>
          </table:table-cell>
          <table:table-cell table:number-columns-repeated="4"/>
        </table:table-row>
        <table:table-row table:style-name="ro2">
          <table:table-cell/>
          <table:table-cell table:formula="of:=TEST_PARSER(&quot;types&quot;)" office:value-type="string" office:string-value="test_Parser(types): 1,3 198">
            <text:p>test_Parser(types): 1,3 198</text:p>
          </table:table-cell>
          <table:table-cell table:formula="of:=TESTSTAT(&quot;name&quot;; [.B51])" office:value-type="string" office:string-value="test_Parser(types):">
            <text:p>test_Parser(types):</text:p>
          </table:table-cell>
          <table:table-cell table:style-name="ce158" table:formula="of:=TESTSTAT(&quot;time&quot;; [.B51])" office:value-type="float" office:value="1.3">
            <text:p>1,3 sec</text:p>
          </table:table-cell>
          <table:table-cell table:style-name="ce160" table:formula="of:=TESTSTAT(&quot;count&quot;; [.B51])" office:value-type="float" office:value="198">
            <text:p>198</text:p>
          </table:table-cell>
          <table:table-cell table:style-name="ce162" table:formula="of:=[.E51]/[.D51]" office:value-type="float" office:value="152.307692307692">
            <text:p>152,3 a/sec</text:p>
          </table:table-cell>
          <table:table-cell table:number-columns-repeated="4"/>
        </table:table-row>
        <table:table-row table:style-name="ro2">
          <table:table-cell table:number-columns-repeated="3"/>
          <table:table-cell table:style-name="ce159" table:formula="of:=SUM([.D46:.D51])" office:value-type="float" office:value="6.2">
            <text:p>6,2 sec</text:p>
          </table:table-cell>
          <table:table-cell table:style-name="ce161" table:formula="of:=SUM([.E46:.E51])" office:value-type="float" office:value="1587">
            <text:p>1587</text:p>
          </table:table-cell>
          <table:table-cell table:style-name="ce163" table:formula="of:=[.E52]/[.D52]" office:value-type="float" office:value="255.967741935484">
            <text:p>256,0 a/sec</text:p>
          </table:table-cell>
          <table:table-cell table:number-columns-repeated="4"/>
        </table:table-row>
        <table:table-row table:style-name="ro2">
          <table:table-cell table:number-columns-repeated="10"/>
        </table:table-row>
        <table:table-row table:style-name="ro2">
          <table:table-cell/>
          <table:table-cell table:formula="of:=TEST_PARSER(&quot;all&quot;)" office:value-type="string" office:string-value="test_Parser(all): 4,6 1587">
            <text:p>test_Parser(all): 4,6 1587</text:p>
          </table:table-cell>
          <table:table-cell table:formula="of:=TESTSTAT(&quot;name&quot;; [.B54])" office:value-type="string" office:string-value="test_Parser(all):">
            <text:p>test_Parser(all):</text:p>
          </table:table-cell>
          <table:table-cell table:style-name="ce158" table:formula="of:=TESTSTAT(&quot;time&quot;; [.B54])" office:value-type="float" office:value="4.6">
            <text:p>4,6 sec</text:p>
          </table:table-cell>
          <table:table-cell table:style-name="ce160" table:formula="of:=TESTSTAT(&quot;count&quot;; [.B54])" office:value-type="float" office:value="1587">
            <text:p>1587</text:p>
          </table:table-cell>
          <table:table-cell table:style-name="ce162" table:formula="of:=[.E54]/[.D54]" office:value-type="float" office:value="345">
            <text:p>345,0 a/sec</text:p>
          </table:table-cell>
          <table:table-cell table:number-columns-repeated="4"/>
        </table:table-row>
        <table:table-row table:style-name="ro2">
          <table:table-cell table:number-columns-repeated="3"/>
          <table:table-cell table:style-name="ce158"/>
          <table:table-cell table:style-name="ce160"/>
          <table:table-cell table:style-name="ce162"/>
          <table:table-cell table:number-columns-repeated="4"/>
        </table:table-row>
        <table:table-row table:style-name="ro2">
          <table:table-cell table:number-columns-repeated="10"/>
        </table:table-row>
        <table:table-row table:style-name="ro2">
          <table:table-cell table:style-name="ce152" table:number-columns-spanned="2" table:number-rows-spanned="1"/>
          <table:covered-table-cell/>
          <table:table-cell table:number-columns-repeated="8"/>
        </table:table-row>
        <table:table-row table:style-name="ro7">
          <table:table-cell table:style-name="ce153" office:value-type="string">
            <text:p>pTypeExpr</text:p>
          </table:table-cell>
          <table:table-cell table:style-name="ce153" table:formula="of:=TPARSER_TOSTRING([.A58])" office:value-type="string" office:string-value="P23 where&#13;&#10;P23 ::= (do  _ &lt;- ([ \t])*&#13;&#10;            a0 &lt;- P66&#13;&#10;             _ &lt;- ([ \t])*&#13;&#10;            a1 &lt;- (do  _ &lt;- '-&gt;'&#13;&#10;                      a2 &lt;- P23&#13;&#10;                   return a2&#13;&#10;                  )?&#13;&#10;         return (maybeMakeArrowType a0 a1)&#13;&#10;        )&#13;&#10;P66 ::= 'Bool'&#13;&#10;      | 'Str'&#13;&#10;      | 'Int'&#13;&#10;      | 'Long'&#13;&#10;      | [a-z] &gt;&gt;= \a0.(mkParser_1 'return') ((concat_1 ''') a0)&#13;&#10;      | (do  _ &lt;- '('&#13;&#10;            a0 &lt;- P23&#13;&#10;             _ &lt;- ')'&#13;&#10;         return a0&#13;&#10;        )&#13;&#10;      | (do a1 &lt;- (do a2 &lt;- (do a3 &lt;- [A-Z]&#13;&#10;                                a4 &lt;- [a-z]+&#13;&#10;                             return (cons a3 a4)&#13;&#10;                            )&#13;&#10;                   return ((foldl1_1 concat_2) a2)&#13;&#10;                  )&#13;&#10;            a5 &lt;- (do  _ &lt;- ([ \t])+&#13;&#10;                      a6 &lt;- P66&#13;&#10;                   return a6&#13;&#10;                  )*&#13;&#10;         return (mkTypeCtor a1 a5)&#13;&#10;        )">
            <text:p>P23 where<text:line-break/>P23 ::= (do <text:s/>_ &lt;- ([ \t])*<text:line-break/> <text:s text:c="11"/>a0 &lt;- P66<text:line-break/> <text:s text:c="12"/>_ &lt;- ([ \t])*<text:line-break/> <text:s text:c="11"/>a1 &lt;- (do <text:s/>_ &lt;- '-&gt;'<text:line-break/> <text:s text:c="21"/>a2 &lt;- P23<text:line-break/> <text:s text:c="18"/>return a2<text:line-break/> <text:s text:c="17"/>)?<text:line-break/> <text:s text:c="8"/>return (maybeMakeArrowType a0 a1)<text:line-break/> <text:s text:c="7"/>)<text:line-break/>P66 ::= 'Bool'<text:line-break/> <text:s text:c="5"/>| 'Str'<text:line-break/> <text:s text:c="5"/>| 'Int'<text:line-break/> <text:s text:c="5"/>| 'Long'<text:line-break/> <text:s text:c="5"/>| [a-z] &gt;&gt;= \a0.(mkParser_1 'return') ((concat_1 ''') a0)<text:line-break/> <text:s text:c="5"/>| (do <text:s/>_ &lt;- '('<text:line-break/> <text:s text:c="11"/>a0 &lt;- P23<text:line-break/> <text:s text:c="12"/>_ &lt;- ')'<text:line-break/> <text:s text:c="8"/>return a0<text:line-break/> <text:s text:c="7"/>)<text:line-break/> <text:s text:c="5"/>| (do a1 &lt;- (do a2 &lt;- (do a3 &lt;- [A-Z]<text:line-break/> <text:s text:c="31"/>a4 &lt;- [a-z]+<text:line-break/> <text:s text:c="28"/>return (cons a3 a4)<text:line-break/> <text:s text:c="27"/>)<text:line-break/> <text:s text:c="18"/>return ((foldl1_1 concat_2) a2)<text:line-break/> <text:s text:c="17"/>)<text:line-break/> <text:s text:c="11"/>a5 &lt;- (do <text:s/>_ &lt;- ([ \t])+<text:line-break/> <text:s text:c="21"/>a6 &lt;- P66<text:line-break/> <text:s text:c="18"/>return a6<text:line-break/> <text:s text:c="17"/>)*<text:line-break/> <text:s text:c="8"/>return (mkTypeCtor a1 a5)<text:line-break/> <text:s text:c="7"/>)</text:p>
          </table:table-cell>
          <table:table-cell table:number-columns-repeated="8"/>
        </table:table-row>
        <table:table-row table:style-name="ro7" table:number-rows-repeated="1048517">
          <table:table-cell table:number-columns-repeated="10"/>
        </table:table-row>
        <table:table-row table:style-name="ro7">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3">23.04.2017</text:date>, <text:time>20:14:1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23T20:14:13.71</dc:date>
    <meta:editing-duration>P142DT9H23M11S</meta:editing-duration>
    <meta:editing-cycles>449</meta:editing-cycles>
    <meta:generator>OpenOffice/4.1.2$Win32 OpenOffice.org_project/412m3$Build-9782</meta:generator>
    <meta:document-statistic meta:table-count="10" meta:cell-count="7704"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compose()
	test_add()
	test_mul()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flatten = foldl(adjoin, nil, xs)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toString	As Object
	concat		As Object
	readHex		As Object
	equ			As Object
	inRange		As Object

	isNil		As Object
	cons		As Object
	length		As Object
	car			As Object
	cdr			As Object
	cadr		As Object
	caddr		As Object
	foldl		As Object
	foldr		As Object
	foldl1		As Object
'	foldr1		As Object
	adjoin		As Object
	flatten 	As Object
	reverse 	As Object
	
	TParser_toString	As Object
	mkParser 			As Object
	pStr				As Object
	pBind				As Object
	pChoice				As Object
	maybeMakeArrowType	As Object
	mkTypeCtor			As Object
End Type


Sub Main
	test_Fn()
End Sub

Function newFn(name As String, arity As Integer, Optional typ)
	Dim result As New TFn
	result.which = name
	result.arity = arity
	If Not(isMissing(typ)) Then
		result.str = name &amp; " :: " &amp; 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toString = lookupFn("toString")
		result.concat	= lookupFn("concat")
		result.readHex	= lookupFn("readHex")
		result.equ		= lookupFn("equ")
		result.inRange	= lookupFn("inRange")

		result.isNil	= lookupFn("isNil")
		result.cons		= lookupFn("cons")
		result.length	= lookupFn("length")
		result.car 		= lookupFn("car")
		result.cdr 		= lookupFn("cdr")
		result.cadr 	= lookupFn("cadr")
		result.caddr 	= lookupFn("caddr")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Str		= lookupFn("pStr")
		result.pBind	= lookupFn("pBind")
		result.pChoice	= lookupFn("pChoice")
		result.maybeMakeArrowType = lookupFn("maybeMakeArrowType")
		result.mkTypeCtor		  = lookupFn("mkTypeCtor")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 -&gt; Bool"), _
			newFn("toString",		1, "a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existsF",		1), _
			newFn("arityF", 		1), _
			newFn("applyToList",	2), _
			_
			newFn("TList_toString",	1), _
			newFn("TList_equ",		2), _
			newFn("isNil",			1, "List a -&gt; Bool"), _
			newFn("cons",			2, "a -&gt; [a] -&gt; [a]"), _
			newFn("length",			1), _
			newFn("car",			1), _
			newFn("cdr",			1), _
			newFn("cadr",			1), _
			newFn("caddr",			1), _
			newFn("foldl",			3), _
			newFn("foldr",			3), _
			newFn("foldl1",			2), _
			newFn("foldr1",			2), _
			newFn("map",			2), _
			newFn("filter",			2), _
			newFn("adjoin",			2), _
			newFn("flatten",		1, "List List a -&gt; List a"), _
			newFn("reverse",		1, "List a -&gt; List a"), _
			_
			newFn("TParser_toString",	1, "Parser a -&gt; Str"), _
			newFn("mkParser",			2, "Str -&gt; Any -&gt; Parser a"), _
			newFn("pStr",				1, "Str -&gt; Parser Str"), _
			newFn("pBind",				2, "Parser a -&gt; (a -&gt; Parser b) -&gt; Parser b"), _
			newFn("pChoice",			2, "Parser a -&gt; Parser a -&gt; Parser a"), _
			newFn("maybeMakeArrowType",	2, "Typ -&gt; Maybe Typ -&gt; Typ"), _
			newFn("mkTypeCtor",			2, "Str -&gt; List Typ -&gt; Typ")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toString":	result = toString(	a0)
		Case "readHex":		result = readHex(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a0, a1, a2)
		Case "foldr":	result = foldr(a0, a1, a2)
		Case Else
			Goto applyLast_doTheCall
	End Select
	applyLast = result
	Exit Function
applyLast_of_four:
	a0 = caddr(reverseArgs) 'fn.args(0)
	a1 = cadr(reverseArgs) 'fn.args(1)
	a2 = car(reverseArgs) 'fn.args(2)
	a3 = arg
	Select Case name
		Case "ite": If applyLast(a0, a3) Then : result = apply1(a1, a3) : Else : result = apply1(a2, a3) :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applyToList":			result = applyToList(		a(0), a(1)			)
		Case "TList_toString":		result = TList_toString(	a(0)				)
		Case "TParser_toString":	result = TParser_toString(	a(0)				)
		Case "TList_equ":			result = TList_equ(			a(0), a(1)			)
		Case Else
			croak("applyBuiltinRev: unknown function '" &amp; getFnName(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 applyToList = foldl apply1 f args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id As Integer
	tp As String
	st As Variant
	st1 As Variant
	str As String
End Type

Public bindFns As Object
Public applyP_callCount As Integer
Public _applyP_callCount As Integer
Public applyP_return As Integer
Public applyP_fail As Integer
Public applyP_item As Integer
Public applyP_bind As Integer
Public apply_bind_K_return As Integer
Public applyP_choic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TParser_toString(Optional ByVal p As Variant)
	Dim result As Variant
	If isMissing(p) Then
		result = Fn.TParser_toString
	Else
		If isString(p) Then
			p = lookupParser(p)
		End If
		Dim rules As Object
		rules = nil
		result = _TParser_toString(p, 0, "", False, rules)
		If Not(isNil(rules)) Then
			Dim newLine As String
			newLine = chr(13) &amp; chr(10)
			result = result &amp; " where" &amp; newLine _
				   &amp; Join(toArray(rules), newLine)
		End If
	End If
	TParser_toString = result
End Function

Function _TParser_toString( _
	ByVal p As Object, _
	ByRef k As Integer, _
	ByVal indent As String, _
	ByVal isNewLines As Boolean, _
	ByRef rules As Object _
)
	Dim result As String, f As Object
	If p.str &lt;&gt; "" Then
		result = p.str
	Else : Select Case p.tp
		Case "ind"
			If isNull(p.st) Then ' yet uninitialized indirection
				result = "(ind " &amp; p.id &amp; " Nothing)"
			ElseIf isString(p.st1) Then ' seen it before
				result = p.st1 ' contains a name like P123
			Else ' initialized but not seen before
				p.st1 = "P" &amp; p.st.id
				result = p.st1 &amp; " ::= "
				' In the new rule, start over fresh indent and var counter
				indent = Space(Len(result))
				Dim j As Integer
				j = 0
				result = result &amp; _TParser_toString(p.st, j, indent, True, rules)
				rules = cons(result, rules)
				result = p.st1
				p.st1 = Nothing
			End If
		Case "sat"
			result = "(sat "
			If isPartialApp(p.st) Then
				result = result &amp; "(" &amp; TFn_toString(p.st) &amp; ")"
			Else
				result = result &amp; getFnName(p.st)
			End If
			result = result &amp; ")"
		Case "fail":		result = "fail"
		Case "return":		result = "(return " &amp; toString(p.st) &amp; ")"
		Case "item": 		result = "item"
		Case "strXXX":			result = "(str " &amp; toString(p.st(0)) &amp; ")"
		Case "str":			result = toString(p.st(0))
		Case "skip"
			result = "(skip " &amp; _TParser_toString(p.st, k, indent, False, rules) &amp; ")"
		Case "many1"
			If p.st.tp = "choice" Then
				result = "(" &amp; _TParser_toString(p.st, k, indent &amp; " ", False, rules) &amp; ")"
			Else
				result = _TParser_toString(p.st, k, indent, False, rules)
			End If
			result = result &amp; "+"
		Case "choice"
			Dim alts As Object
			alts = p.st
			If isPZeroOrOne(p) Then
				' it has shape p +++ return Empty
				' so it's effectively "zero-or-one" p, which can be written as "p?"
				
				If alts(0).tp = "choice" Then
					result = "(" &amp; _TParser_toString(alts(0), k, indent &amp; " ", False, rules) &amp; ")"
				Else
					result = _TParser_toString(alts(0), k, indent, False, rules)
				End If
				result = result &amp; "?"
			ElseIf isPMany(p) Then
				' it has shape many1 p +++ return nil
				If alts(0).st.tp = "choice" Then
					result = "(" &amp; _TParser_toString(alts(0).st, k, indent &amp; " ", False, rules) &amp; ")"
				Else
					result = _TParser_toString(alts(0).st, k, indent, False, rules)
				End If
				result = result &amp; "*"
			Else
				If isNewLines Then
					result = _TParser_toString(alts(0), k, indent, isNewLines, rules) _
						   &amp; chr(13) &amp; chr(10) _
						   &amp; space(len(indent) - 2) _
						   &amp; "| " _
						   &amp; _TParser_toString(alts(1), k, indent, isNewLines, rules)
				Else
					result = _TParser_toString(alts(0), k, indent, isNewLines, rules) _
						   &amp; " | " _
						   &amp; _TParser_toString(alts(1), k, indent, isNewLines, rules)
				End If
			End If
		Case "bind"
			Dim q As Object
			q = p.st(0)
			f = p.st(1)
			result = _TParser_toString(q, k, indent, False, rules) _
					&amp; " &gt;&gt;= " &amp; TFn_toString(f)
		Case "seq"
			Dim ps As Variant, i As Integer
			Dim fName As String, args As String
			ps = p.st(0)
			f  = p.st(1)
			fName = getFnName(f)
			result = "(do "
			Dim addIndent As String, newLine As String, innerIndent As String
			addIndent = Space(Len(result))
			newLine = chr(13) &amp; chr(10) &amp; indent
			innerIndent = indent &amp; addIndent &amp; Space(Len("aX &lt;- "))
			For i = LBound(ps) To UBound(ps)
				If isPSkip(ps(i)) Then
					result = result &amp; " _ &lt;- " _
									&amp; _TParser_toString(ps(i).st, k, innerIndent, False, rules)
				Else
					result = result &amp; "a" &amp; k
					args = args &amp; " a" &amp; k
					k = k + 1
					result = result &amp; " &lt;- " _
									&amp; _TParser_toString(ps(i), k, innerIndent, False, rules)
				End If
				result = result &amp; newLine
				If i &lt; UBound(ps) Then
					result = result &amp; addIndent
				End If
			Next i
			result = result &amp; " return"
			If isPartialApp(f) Then
				result = result &amp; " (" &amp; TFn_toString(f) &amp; args &amp; ")"
			Else
				If fName = "id" Then
					result = result &amp; args
				Else
					result = result &amp; " (" &amp; fName &amp; args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mkParser("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If isMissing(f) Then
		If isMissing(p) Then
			pBind = oFn
		Else
			' TODO: pBind: check if p is proper Parser
			pBind = apply(oFn, p)
		End If
	Else
		bindStats(p, f)
		' TODO: pBind: check if f is proper function
		pBind = mkParser("bind", Array(p, f))
	End If
End Function

Function isKreturn(f As Object) As Boolean
	Dim result As Boolean
	result = False
	If (getFnName(f) = getFnName(Fn.fstArg)) And (arity(f) = 1) Then
		Dim v As Parser
		v = car(partialArgs(f))
		If v.tp = "return" Then ' 40 of the above 43 are of shape (K return x)
			result = True
		End If
	End If
	isKreturn = result
End Function

Function bindStats(p As Parser, f As Object)
	' 43 of 51 are of shape (K p)
	' 40 of those 43 are of shape (K return x)
	If isKreturn(f) Then
		bindFns = cons(car(partialArgs(f)).st, bindFns)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	pSat = pBind( pItem, ite(predicate, pReturn, fstArg(pFail)) )
	pSat = mkParser("sat", predicate)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If isNull(oFn) Then
		'list1 = swap(cons, nil)
		'      = \y.(swap cons) nil y
		'      = \y.cons y nil
		'      :: a -&gt; [a]
		'list2 = (swap cons) ° list1 
		'      =   \y.(swap cons) list1 y
		'      =   \y.(swap cons) (\y.cons y nil) y
		'      =   \y.(swap cons) (cons y nil)
		'      = \x y.(swap cons) (cons y nil) x 
		'      = \x y.cons x (cons y nil)
		'      :: a -&gt; a -&gt; [a]
		Set oFn = Fn.pChoice
	End If
	If isMissing(p1) Then
		pChoice = oFn
	ElseIf isMissing(p2) Then
		pChoice = apply(oFn, p1)
	Else
		' TODO: @pChoice: strip out always failing parsers
		' TODO: @pChoice: if p1 always succeeds strip out p2
		' linearize choice of choice:
		If (p1.tp = "choice") Then
			pChoice = pChoice(p1.st(0), pChoice(p1.st(1), p2))
		Else
			If (p1.tp = "ind") Then
				If isNull(p1.st) Then
					'msgbox("pChoice: " &amp; toString(mkParser("choice", Array(p1, p2)))
				ElseIf (p1.st.tp = "choice") Then
					msgbox("pChoice!: " &amp; toString(mkParser("choice", Array(p1, p2)))
				End If
			End If
			pChoice = mkParser("choice", Array(p1, p2))
		End If
	End If
End Function

' pattern-matches p against "q +++ return Empty" where q any parser
Function isPZeroOrOne(p As Parser)
	Dim result As Boolean : result = False
	If p.tp = "choice" Then
		Dim sndAlt As Object ' 2nd alternative
		sndAlt = p.st(1)
		' check if it has shape p +++ return Empty (which is effectively "zero-or-one" p)
		result = ((sndAlt.tp = "return") And isEmpty(sndAlt.st))
	End If
	isPZeroOrOne = result
End Function

' never fails: if p fails than pZeroOrOne(p) returns Empty + same pos as result,
' otherwise returns whatever p returns as result (+ pos)
' matches at most once
Function pZeroOrOne(p As Parser)
	If isPZeroOrOne(p) Then
		pZeroOrOne = p
	Else
		pZeroOrOne = pChoice(p, pReturn(Empty))
	End If
End Function

Function isPMany1(p As Parser) As Boolean
	isPMany1 = (p.tp = "many1")
End Function

Function isPMany(p As Parser) As Boolean
	Dim result As Boolean
	result = False
	If p.tp = "many" Then
		result = True
	ElseIf p.tp = "choice" Then
		Dim sndAlt As Object
		sndAlt = p.st(1)
		' check if it has shape p +++ return Empty (which is effectively "zero-or-one" p)
		If (sndAlt.tp = "return") And isObject(sndAlt.st) Then
			If isNil(sndAlt.st) Then
				result = isPMany1(p.st(0))
			End If
		End If
	End If
	isPMany = result
End Function

' pMany: never fails: if p fails then pMany(p) returns nil + same pos as result,
' otherwise returns a of p results (in the order as in the parsed string) + last pos
' matches as many as possible
Function pMany(p As Parser)
	' Note: direct impl might give a little more perf (not worth it)
	pMany = pChoice(pMany1(p), pReturn(nil))
End Function

' pMany1: same as pMany except that it fails if there is no match at all
' matches as many as possible
Function pMany1(p As Parser)
	pMany1 = mkParser("many1", p)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mkParser("seq", Array(ps, f))
End Function

' pInd: for building recursive parsers; returns a dummy Parser instance
' which serves as an indirection to another Parser. This pointer later 
' has to set calling fixIndirection with the dummy and the actual instance
Function pInd()
	pInd = mkParser("ind", Nothing)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fixIndirection = dummy
End Function


'==================================================================


Function pWhite()
	Static result As Parser	' an uninitialized instance of Parser at first
	If result.tp = "" Then
		result = pChoice(pStr(" "), pStr(Chr(9))
		result.str = "[ \t]"
	End If
	pWhite = result
End Function

Function pAlphaLower()
	Static result As Object
	If isNull(result) Then
		result = pSat(compose(inRange(Asc("a"), Asc("z")), Fn.asc))
		result.str = "[a-z]"
	End If
	pAlphaLower = result
End Function

Function pAlphaUpper()
	Static result As Object
	If isNull(result) Then
		result = pSat(compose(inRange(Asc("A"), Asc("Z")), Fn.asc))
		result.str = "[A-Z]"
	End If
	pAlphaUpper = result
End Function

Function pBinDigit()
	Static result As Parser	' an uninitialized instance of Parser at first
	If result.tp = "" Then
'		result = pChoice(_
'			pBind(pStr("0"), fstArg(pReturn(0))), _
'			pBind(pStr("1"), fstArg(pReturn(1)))_
'		)
		''not paying off (yet):
		result = pBind(pItem, compose(ite(inRange(Asc("0"), Asc("1")), compose(pReturn, add(-Asc("0"))), fstArg(pFail)), Fn.asc)
	End If
	pBinDigit = result
End Function

Function pDecDigit()
	Static result As Parser	' an uninitialized instance of Parser at first
	If result.tp = "" Then
'		result = pChoice(pBinDigit,	pBind(pStr("2"), fstArg(pReturn(2))))
'		result = pChoice(result,	pBind(pStr("3"), fstArg(pReturn(3))))
'		result = pChoice(result,	pBind(pStr("4"), fstArg(pReturn(4))))
'		result = pChoice(result,	pBind(pStr("5"), fstArg(pReturn(5))))
'		result = pChoice(result,	pBind(pStr("6"), fstArg(pReturn(6))))
'		result = pChoice(result,	pBind(pStr("7"), fstArg(pReturn(7))))
'		result = pChoice(result,	pBind(pStr("8"), fstArg(pReturn(8))))
'		result = pChoice(result,	pBind(pStr("9"), fstArg(pReturn(9))))
		'pDecDigit = result
		'Exit Function

		''not really paying off (yet):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pBind(pItem, compose( _
			ite( inRange(Asc("0"), Asc("9")), _
				retZero, _
				ite(inRange(Asc("A"), Asc("F")), _
					retUpperA, _
					ite(inRange(Asc("a"), Asc("f")), _
						retLowerA, _
						fstArg(pFail) _
					) _
				) _
			), Fn.asc) _
		)

	End If
	pHexDigit = result
End Function

Function pHexNum()
	Static result As Object
	If isNull(result) Then
		'foldl1 compose(plus, mul 16)
		Set result = pSeq(Array(pMany1(pHexDigit)), apply(Fn.foldl1, compose(add, mul(16))))
	End If
	pHexNum = result
End Function

Function pHexLit()
	Static result As Parser	' an uninitialized instance of Parser at first
	If result.tp = "" Then
		result = pSeq(Array(pStr("0x"), pHexNum), sndArg)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Left As Object
		Dim pRight As Object
		Dim pS As Object
		Dim pParenS As Object
		Dim pTypeArg As Object
		Dim pCtor As Object
		Dim pN As Object
		Dim recDummy As Object
		
		pS = pInd
		pN = pInd
		
		' Left ::= ws* N
		' pLeft = do _ &lt;- many white
		'            n &lt;- N
		'         return n
		pLeft = pSeq(Array(pSkip(pMany(pWhite)), pN), id)
'msgbox(tostring(pLeft))
		' Right ::= "-&gt;" S
		' pRight = do _ &lt;- (str "-&gt;")
		'             s &lt;- S
		'          return s
		pRight = pSeq(Array(pSkip(pStr("-&gt;")), pS), id)
		
		' S ::= ws* N ws* ((str "-&gt;") S)?
		' pS = do   _ &lt;- many white
		'		   in &lt;- S
		'           _ &lt;- many white
		'         out &lt;- zeroOrOne pRight
		'      return (if (empty? out) in else (mkArrowType in out))
		pS = fixIndirection(pS, _
				pSeq(Array(pSkip(pMany(pWhite)), _
						   pN, _
						   pSkip(pMany(pWhite)), _
						   pZeroOrOne(pRight) _
				  	 ), Fn.maybeMakeArrowType _
			  )	)
		
		' ParenS ::= "(" S ")"
		pParenS = pSeq(Array(pSkip(pStr("(")), _
							 pS, _
						     pSkip(pStr(")")) _
					   ), id)
		
		' TypeArg ::= ws+ N
		pTypeArg = pSeq(Array(pSkip(pMany1(pWhite)), pN), id)
		
		' Ctor ::= TypeCtor TypeArg*
		pCtor = pSeq(Array(pTypeCtor, pMany(pTypeArg)), Fn.mkTypeCtor)
		
		' N ::= ParenS | BaseType | Ctor | TypeVar
		pN = fixIndirection( pN, _
			foldl1(pChoice, List(pBaseType, pTypeVar, pParenS, pCtor)) _
		)
			
		result = pS
		'MsgBox(toString(result))
		'Stop
	End If
	pTypeExpr = result
End Function

Function pBaseType()
	Static result As Object
	If isNull(result) Then
		result = foldl1(pChoice, _
						map(pStr, List("Bool", "Str", "Int", "Long")) _
		)
		'msgbox(toString(result))
	End If
	pBaseType = result
End Function

Function pTypeVar()
	pTypeVar = pBind(pAlphaLower, compose(pReturn, concat("'")))
'	pTypeVar = pSeq(Array(pAlphaLower), concat("'"))
End Function

Function pTypeCtor()
	Static result As Object
	If isNull(result) Then
'		result = foldl1( pChoice, _
'						 map(pStr, List("List", "Maybe", "Parser")) )

		' \a bs.foldl1 concat (cons a bs)
		result = pSeq(_
					Array(pSeq(_
							Array(pAlphaUpper, pMany1(pAlphaLower)), _
							cons _
						  ) _
					), _
					foldl1(concat) _
		)
	End If
	pTypeCtor = result
End Function

Function mkArrowType(tIn, tOut)
	mkArrowType = "(-&gt; " &amp; tIn &amp; " " &amp; tOut &amp; ")"
End Function

Function maybeMakeArrowType(i, o)
	If isEmpty(o) Then
		maybeMakeArrowType = i
	Else
		maybeMakeArrowType = mkArrowType(i, o)
	End If
End Function

Function mkTypeCtor(ctorName As String, typeArgs As Object)
	Dim result As String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mkTypeCtor = result
End Function


' =============================================================================

Function lookupParser(pName As String) As Parser
	Dim result As Parser
	Select Case pName
		Case "pWhite":		result = pWhite
		Case "pBinDigit":	result = pBinDigit
		Case "pDecDigit":	result = pDecDigit
		Case "pHexDigit":	result = pHexDigit
		Case "pHexNum":		result = pHexNum
		Case "pTypeExpr":	result = pTypeExpr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2(p, s, pos, endPos, False)
	If endPos &lt; 0 Then ' indicates failure
		applyP = parseFailure
	Else ' package up result and endPos for the outside world			
		applyP = Array(parseResult, endPos)
	End If
End Function

Function _applyP2(ByVal p As Parser, s As String, ByVal pos As Integer, ByRef endPos As Integer, ByVal isUnderSkip As Boolean)
	_applyP_callCount = _applyP_callCount + 1
	Dim result As Variant
	Dim i As Integer
	Dim innerParser As Parser
	Dim innerParsers As Variant
	Dim lst As Object
	
_applyP_begin:	
	Select Case p.tp
		Case "str"
			applyP_str = applyP_str + 1
			Dim match As String
			Dim matchLen As Integer
			match = p.st(0)
			matchLen = p.st(1)
			If (Mid(s, pos, matchLen) &lt;&gt; match) Then
				Goto _applyP2_parseFailure
			End If
			endPos = pos + matchLen
			If Not(isUnderSkip) Then
				result = match
			End If
		Case "choice"	' tail-recursive
			applyP_choice = applyP_choice + 1
			result = _applyP2(p.st(0), s, pos, endPos, isUnderSkip)
			If endPos &lt; 0 Then
				'result = _applyP2(p.st(1), s, pos, endPos, isUnderSkip)
				p = p.st(1)
				Goto _applyP_begin
			End If
		Case "item"
			applyP_item = applyP_item + 1
			If pos &gt; Len(s) Then
				Goto _applyP2_parseFailure
			End If
			endPos = pos + 1
			If Not(isUnderSkip) Then
				result = Mid(s, pos, 1)
			End If
		Case "return"
			applyP_return = applyP_return + 1
			If Not(isUnderSkip) Then
				result = p.st
			End If
			endPos = pos
		Case "bind"	' tail-recursive
			applyP_bind = applyP_bind + 1
			If isKreturn(p.st(1)) Then
				apply_bind_K_return = apply_bind_K_return + 1
			End If
			result = _applyP2(p.st(0), s, pos, endPos, isUnderSkip)
			If endPos &lt; 0 Then : Exit Function : End If
			'result = _applyP2(apply1(p.st(1), result), s, endPos, endPos, isUnderSkip)
			p = apply1(p.st(1), result)
			pos = endPos
			Goto _applyP_begin
		Case "seq"
			applyP_seq = applyP_seq + 1
			innerParsers = p.st(0)
			If isUnderSkip Then
				For i = LBound(innerParsers) To UBound(innerParsers)
					_applyP2(innerParsers(i), s, pos, endPos, True)
					If endPos &lt; 0 Then : Exit Function : End If
					pos = endPos
				Next		
			Else
				lst = nil
				For i = LBound(innerParsers) To UBound(innerParsers)
					innerParser = innerParsers(i)
					result = _applyP2(innerParser, s, pos, endPos, False)
					If endPos &lt; 0 Then : Exit Function : End If
					pos = endPos
					' TODO: precalculate isPSkip check in pSeq
					If Not(isPSkip(innerParser)) Then
						lst = cons(result, lst)
					End If
				Next
				result = applyToList(p.st(1), reverse(lst))
			End If
		Case "skip"	' tail-recursive
			applyP_skip = applyP_skip + 1
			p = p.st
			isUnderSkip = True
			Goto _applyP_begin
			'result = _applyP2(p.st, s, pos, endPos, True)
			'If endPos &gt; 0 Then
			'	assertEqual(result, Empty).x
			'End If
		Case "sat"
			applyP_sat = applyP_sat + 1
			If pos &gt; Len(s) Then
				Goto _applyP2_parseFailure
			End If
			result = Mid(s, pos, 1)
			If Not(apply(p.st, result)) Then
				Goto _applyP2_parseFailure
			End If
			endPos = pos + 1
			If isUnderSkip Then
				result = Empty
			End If
		Case "many1"
			applyP_many1 = applyP_many1 + 1
			innerParser = p.st
			If isUnderSkip Then
				_applyP2(innerParser, s, pos, endPos, True)
				If endPos &lt; 0 Then : Exit Function : End If
				Do
					pos = endPos
					_applyP2(innerParser, s, pos, endPos, True)
				Loop Until (endPos &lt; 0)
				endPos = pos
			Else
				Set lst = nil
				result = _applyP2(innerParser, s, pos, endPos, False)
				If endPos &lt; 0 Then : Exit Function : End If
				Do
					Set lst = cons(result, lst)
					pos = endPos
					result = _applyP2(innerParser, s, pos, endPos, False)
				Loop Until (endPos &lt; 0)
				endPos = pos
				result = reverse(lst)
			End If
		Case "fail"
			applyP_fail = applyP_fail + 1
			Goto _applyP2_parseFailure
		Case "ind"	' tail-recursive
			applyP_ind = applyP_ind + 1
			p = p.st
			Goto _applyP_begin
'			result = _applyP2(p.st, s, pos, endPos, isUnderSkip)
		Case "end"
			applyP_end = applyP_end + 1
			If pos &lt;= Len(s) Then
				Goto _applyP2_parseFailure
			End If
			endPos = pos
		Case Else
			result = "unknown Parser '" &amp; p.tp &amp; "'"
			MsgBox("Error in applyP: " &amp; result)
	End Select
	'If isUnderSkip And Not(isParseFailure(result)) Then
	'	assertEqual(result(0), Empty).x
	'End If
	_applyP2 = result
	Exit Function
_applyP2_parseFailure:
	endPos = -1
End Function


'= tests ======================================================================

Global refute_parses_pass As Object

Function [-----------------------------]()
End Function

Function test_Parser(Optional what)
'	what = "primitives"
	Dim failure As String
	failure = toString(parseFailure)
	refute_parses_pass = assertEqual(failure, failure)
	
	Dim result As Variant
	Dim ticksPerSec As Long
	ticksPerSec = GetSystemTicks()
	Wait(100) ' wait a hundred milliseconds
	ticksPerSec = 10 * (GetSystemTicks() - ticksPerSec)

	Dim tm As Double, aCount As Integer, aPerSec As Double
	aCount = assertionCount
	tm = GetSystemTicks
	
	bindFns = nil
	
	If isMissing(what) Or (what = "all") Or (what = "primitives") Then
		test_Parser_fail()
		test_Parser_return()
		test_Parser_item()
		test_Parser_end()
		test_Parser_str()
		test_Parser_choice()
		test_Parser_bind()
		test_Parser_sat()
		test_Parser_skip()
	End If
	If isMissing(what) Or (what = "all") Or (what = "multiplicity") Then
		test_Parser_zeroOrOne()
		test_Parser_skip_zeroOrOne()
		test_Parser_many()
		test_Parser_many1()
	End If
	If isMissing(what) Or (what = "all") Or (what = "basic") Then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Dim parserInstCount As Integer
		parserInstCount = pReturn("just something").id

		msgbox(parserInstCount &amp; " Parser instances" _
				&amp; chr(13) &amp; "applyP_callCount: " &amp; applyP_callCount _
				&amp; chr(13) &amp; "_applyP_callCount: " &amp; _applyP_callCount _
				&amp; chr(13) &amp; "apply_str: " &amp; applyP_str _
				&amp; chr(13) &amp; "apply_choice: " &amp; applyP_choice _
				&amp; chr(13) &amp; "apply_item: " &amp; applyP_item _
				&amp; chr(13) &amp; "apply_end: " &amp; applyP_end _
				&amp; chr(13) &amp; "apply_bind: " &amp; applyP_bind _
				&amp; chr(13) &amp; "  (apply_bind_K_return: " &amp; apply_bind_K_return &amp; ")" _
				&amp; chr(13) &amp; "apply_return: " &amp; applyP_return _
				&amp; chr(13) &amp; "apply_seq: " &amp; applyP_seq _
				&amp; chr(13) &amp; "apply_skip: " &amp; applyP_skip _
				&amp; chr(13) &amp; "apply_sat: " &amp; applyP_sat _
				&amp; chr(13) &amp; "apply_many1: " &amp; applyP_many1 _
				&amp; chr(13) &amp; "apply_fail: " &amp; applyP_fail _
				&amp; chr(13) &amp; "apply_ind: " &amp; applyP_ind _
				&amp; chr(13) &amp; length(bindFns) &amp; " bindFns: " &amp; toString(bindFns))
	Else
		result = Join(Array("test_Parser(" &amp; what &amp; "):", tm, aCount), " ")
	End If
	test_Parser = result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pBind(pItem, \a.return (concat "FOO" a))
	p = pBind(pItem, compose(pReturn, concat("FOO")))
	assert_parses(p, "xy",		"FOOx", 2).x
	assert_parses(p, "xx",		"FOOx", 2).x
	assert_parses(p, "yx",		"FOOy", 2).x
	assert_parses(p, " yabcd",	"FOO ", 2).x
End Function

Function test_Parser_sat()
	Dim p As Parser, actual As Variant
	Set p = pSat(apply(Fn.equ, "a")
	
	refute_parses(p, "").x
	refute_parses(p, " ").x
	assert_parses(p, "a",		"a", 2).x
	assert_parses(p, "aa",		"a", 2).x
	refute_parses(p, "1").x
	refute_parses(p, "[]").x
	assert_parses(p, "abcd",	"a", 2).x
	refute_parses(p, chr(13)).x
	refute_parses(p, chr( 9)).x
End Function

Function test_Parser_skip()
	Dim p As Parser, actual As Variant
	Set p = pSkip(pItem)
	refute_parses(p, "").x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Str("foo"))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Seq(Array(pStr("f"), pStr("oo")), concat)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
	'Note: most of the parsers we create here don't actually make sense
	'      the important thing for testing is their structure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End Function

Function test_Parser_skip_zeroOrOne()
	Dim p As Parser
	Dim data As Variant
			
	data = Array("", " ", " " &amp; chr(13), "asdf", " bar", "b", "ba", "bar", "barb",_
		"barba", "barbar", chr(13), chr(13) &amp; "bar", chr(13) &amp; chr(13),_
		chr(13) &amp; chr(13)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assert_parses(p, getFnTypeStr(Fn.isNil), "(-&gt; (List ['a]) Bool)", 15).x
	assert_parses(p, getFnTypeStr(Fn.flatten), "(-&gt; (List [(List ['a])]) (List ['a]))", 22).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f = TParser_toString
	assertEqual(isFn(f), True).x
	assertEqual(arity(f),   1).x
	
	MsgBox(toString(pTypeExpr))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ZeroOrOne(pStr("a")),				"(str 'a')?").x
	' double p?? is the same as p?:
	assert_toStr(pZeroOrOne(pZeroOrOne(pStr("a"))),	"(str 'a')?").x

	assert_toStr(pMany1(pItem),						"item+").x
	assert_toStr(pSkip(pMany1(pItem)),				"(skip item+)").x
	assert_toStr(pMany1(pWhite),					toString(pWhite) &amp; "+").x
	assert_toStr(pSkip(pMany1(pWhite)),				"(skip " &amp; toString(pWhite) &amp; "+)").x

	assert_toStr(pMany(pItem),						"item*").x
	assert_toStr(pSkip(pMany(pItem)),				"(skip item*)").x

	Dim p As Object, q As Object
	p = pInd
	assert_toStr(p,	"(ind Nothing)").x
	q = pItem
	p = fixIndirection(p, q)
	assert_toStr(p,	"(ind P" &amp; q.id &amp; " ::= " &amp; toString(q) &amp; ")").x

	p = pInd
	p = fixIndirection(p, pChoice(pStr("x"), pSeq(Array(pSkip(pStr("(")), p, pSkip(pStr(")"))), id))
'	assert_toStr(p,	"(str 'x') +++ ?????? )").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